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0102" officeooo:paragraph-rsid="00160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Thoughts on design:<text:line-break/># Resource could start building stuff around it, in concentric circles<text:line-break/># It acts as the heart does in starseed pilgrim<text:line-break/># You eat up the tiles and it gives you a random bridge-seed<text:line-break/># Different types of resources like this can give different bridge-seeds<text:line-break/># That way, power can ramp up as the game goes on<text:line-break/># You have a queue for seeds, but you can switch between the bottom 2<text:line-break/># Only the regular vertical bridges can be built off of land<text:line-break/># There are special land nodes, like a beach or a natural port, where they can be started<text:line-break/># Most of these are on the north side of islands<text:line-break/># You start with 6-8 bridge-seeds<text:line-break/># You can place these resource blocks (Think of them as forest starters). deku trees<text:line-break/># The titan comes faster when you are low on seeds<text:line-break/># If you cut one part of a forest, either the whole thing stops growing, or it keeps growing as long as<text:line-break/><text:tab/># you didn't cut the end, or maybe the last concentric cir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LibreOffice/5.0.5.2$Windows_x86 LibreOffice_project/55b006a02d247b5f7215fc6ea0fde844b30035b3</meta:generator>
    <dc:date>2017-09-09T14:32:52.021000000</dc:date>
    <meta:document-statistic meta:table-count="0" meta:image-count="0" meta:object-count="0" meta:page-count="1" meta:paragraph-count="1" meta:word-count="183" meta:character-count="931" meta:non-whitespace-character-count="748"/>
    <meta:user-defined meta:name="Info 1"/>
    <meta:user-defined meta:name="Info 2"/>
    <meta:user-defined meta:name="Info 3"/>
    <meta:user-defined meta:name="Info 4"/>
  </office:meta>
</office:document-meta>
</file>